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on_dat" table:style-name="ta1">
        <table:table-column table:style-name="co1" table:number-columns-repeated="20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6251" calcext:value-type="float">
            <text:p>26251</text:p>
          </table:table-cell>
          <table:table-cell office:value-type="float" office:value="26252" calcext:value-type="float">
            <text:p>26252</text:p>
          </table:table-cell>
          <table:table-cell office:value-type="float" office:value="26323" calcext:value-type="float">
            <text:p>26323</text:p>
          </table:table-cell>
          <table:table-cell office:value-type="float" office:value="26325" calcext:value-type="float">
            <text:p>26325</text:p>
          </table:table-cell>
          <table:table-cell office:value-type="float" office:value="26326" calcext:value-type="float">
            <text:p>26326</text:p>
          </table:table-cell>
          <table:table-cell office:value-type="float" office:value="26382" calcext:value-type="float">
            <text:p>26382</text:p>
          </table:table-cell>
          <table:table-cell office:value-type="float" office:value="26385" calcext:value-type="float">
            <text:p>26385</text:p>
          </table:table-cell>
          <table:table-cell office:value-type="float" office:value="26386" calcext:value-type="float">
            <text:p>26386</text:p>
          </table:table-cell>
          <table:table-cell office:value-type="float" office:value="26415" calcext:value-type="float">
            <text:p>26415</text:p>
          </table:table-cell>
          <table:table-cell office:value-type="float" office:value="26417" calcext:value-type="float">
            <text:p>26417</text:p>
          </table:table-cell>
          <table:table-cell office:value-type="float" office:value="26418" calcext:value-type="float">
            <text:p>2641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float" office:value="26323" calcext:value-type="float">
            <text:p>26323</text:p>
          </table:table-cell>
          <table:table-cell office:value-type="float" office:value="26324" calcext:value-type="float">
            <text:p>26324</text:p>
          </table:table-cell>
          <table:table-cell office:value-type="float" office:value="26338" calcext:value-type="float">
            <text:p>26338</text:p>
          </table:table-cell>
          <table:table-cell office:value-type="float" office:value="26340" calcext:value-type="float">
            <text:p>26340</text:p>
          </table:table-cell>
          <table:table-cell office:value-type="float" office:value="26341" calcext:value-type="float">
            <text:p>26341</text:p>
          </table:table-cell>
          <table:table-cell office:value-type="float" office:value="26359" calcext:value-type="float">
            <text:p>26359</text:p>
          </table:table-cell>
          <table:table-cell office:value-type="float" office:value="26362" calcext:value-type="float">
            <text:p>26362</text:p>
          </table:table-cell>
          <table:table-cell office:value-type="float" office:value="26363" calcext:value-type="float">
            <text:p>26363</text:p>
          </table:table-cell>
          <table:table-cell office:value-type="float" office:value="26367" calcext:value-type="float">
            <text:p>26367</text:p>
          </table:table-cell>
          <table:table-cell office:value-type="float" office:value="26375" calcext:value-type="float">
            <text:p>26375</text:p>
          </table:table-cell>
          <table:table-cell office:value-type="float" office:value="26376" calcext:value-type="float">
            <text:p>26376</text:p>
          </table:table-cell>
          <table:table-cell office:value-type="float" office:value="26422" calcext:value-type="float">
            <text:p>26422</text:p>
          </table:table-cell>
          <table:table-cell office:value-type="float" office:value="26423" calcext:value-type="float">
            <text:p>2642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6347" calcext:value-type="float">
            <text:p>26347</text:p>
          </table:table-cell>
          <table:table-cell office:value-type="float" office:value="26349" calcext:value-type="float">
            <text:p>26349</text:p>
          </table:table-cell>
          <table:table-cell office:value-type="float" office:value="26350" calcext:value-type="float">
            <text:p>26350</text:p>
          </table:table-cell>
          <table:table-cell office:value-type="float" office:value="26381" calcext:value-type="float">
            <text:p>26381</text:p>
          </table:table-cell>
          <table:table-cell office:value-type="float" office:value="26385" calcext:value-type="float">
            <text:p>26385</text:p>
          </table:table-cell>
          <table:table-cell office:value-type="float" office:value="26386" calcext:value-type="float">
            <text:p>26386</text:p>
          </table:table-cell>
          <table:table-cell office:value-type="float" office:value="26410" calcext:value-type="float">
            <text:p>26410</text:p>
          </table:table-cell>
          <table:table-cell office:value-type="float" office:value="26414" calcext:value-type="float">
            <text:p>26414</text:p>
          </table:table-cell>
          <table:table-cell office:value-type="float" office:value="26415" calcext:value-type="float">
            <text:p>264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280" calcext:value-type="float">
            <text:p>26280</text:p>
          </table:table-cell>
          <table:table-cell office:value-type="float" office:value="26281" calcext:value-type="float">
            <text:p>26281</text:p>
          </table:table-cell>
          <table:table-cell office:value-type="float" office:value="26303" calcext:value-type="float">
            <text:p>26303</text:p>
          </table:table-cell>
          <table:table-cell office:value-type="float" office:value="26304" calcext:value-type="float">
            <text:p>26304</text:p>
          </table:table-cell>
          <table:table-cell office:value-type="float" office:value="26394" calcext:value-type="float">
            <text:p>26394</text:p>
          </table:table-cell>
          <table:table-cell office:value-type="float" office:value="26396" calcext:value-type="float">
            <text:p>26396</text:p>
          </table:table-cell>
          <table:table-cell office:value-type="float" office:value="26397" calcext:value-type="float">
            <text:p>26397</text:p>
          </table:table-cell>
          <table:table-cell office:value-type="float" office:value="26427" calcext:value-type="float">
            <text:p>26427</text:p>
          </table:table-cell>
          <table:table-cell office:value-type="float" office:value="26429" calcext:value-type="float">
            <text:p>26429</text:p>
          </table:table-cell>
          <table:table-cell office:value-type="float" office:value="26430" calcext:value-type="float">
            <text:p>2643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float" office:value="26345" calcext:value-type="float">
            <text:p>26345</text:p>
          </table:table-cell>
          <table:table-cell office:value-type="float" office:value="26346" calcext:value-type="float">
            <text:p>26346</text:p>
          </table:table-cell>
          <table:table-cell office:value-type="float" office:value="26380" calcext:value-type="float">
            <text:p>26380</text:p>
          </table:table-cell>
          <table:table-cell office:value-type="float" office:value="26383" calcext:value-type="float">
            <text:p>26383</text:p>
          </table:table-cell>
          <table:table-cell office:value-type="float" office:value="26384" calcext:value-type="float">
            <text:p>26384</text:p>
          </table:table-cell>
          <table:table-cell office:value-type="float" office:value="26426" calcext:value-type="float">
            <text:p>26426</text:p>
          </table:table-cell>
          <table:table-cell office:value-type="float" office:value="26428" calcext:value-type="float">
            <text:p>26428</text:p>
          </table:table-cell>
          <table:table-cell office:value-type="float" office:value="26429" calcext:value-type="float">
            <text:p>2642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6248" calcext:value-type="float">
            <text:p>26248</text:p>
          </table:table-cell>
          <table:table-cell office:value-type="float" office:value="26249" calcext:value-type="float">
            <text:p>26249</text:p>
          </table:table-cell>
          <table:table-cell office:value-type="float" office:value="26360" calcext:value-type="float">
            <text:p>26360</text:p>
          </table:table-cell>
          <table:table-cell office:value-type="float" office:value="26363" calcext:value-type="float">
            <text:p>26363</text:p>
          </table:table-cell>
          <table:table-cell office:value-type="float" office:value="26364" calcext:value-type="float">
            <text:p>26364</text:p>
          </table:table-cell>
          <table:table-cell office:value-type="float" office:value="26375" calcext:value-type="float">
            <text:p>26375</text:p>
          </table:table-cell>
          <table:table-cell office:value-type="float" office:value="26379" calcext:value-type="float">
            <text:p>26379</text:p>
          </table:table-cell>
          <table:table-cell office:value-type="float" office:value="26380" calcext:value-type="float">
            <text:p>26380</text:p>
          </table:table-cell>
          <table:table-cell office:value-type="float" office:value="26399" calcext:value-type="float">
            <text:p>26399</text:p>
          </table:table-cell>
          <table:table-cell office:value-type="float" office:value="26403" calcext:value-type="float">
            <text:p>26403</text:p>
          </table:table-cell>
          <table:table-cell office:value-type="float" office:value="26404" calcext:value-type="float">
            <text:p>26404</text:p>
          </table:table-cell>
          <table:table-cell office:value-type="float" office:value="26416" calcext:value-type="float">
            <text:p>26416</text:p>
          </table:table-cell>
          <table:table-cell office:value-type="float" office:value="26419" calcext:value-type="float">
            <text:p>26419</text:p>
          </table:table-cell>
          <table:table-cell office:value-type="float" office:value="26420" calcext:value-type="float">
            <text:p>2642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338" calcext:value-type="float">
            <text:p>26338</text:p>
          </table:table-cell>
          <table:table-cell office:value-type="float" office:value="26340" calcext:value-type="float">
            <text:p>26340</text:p>
          </table:table-cell>
          <table:table-cell office:value-type="float" office:value="26341" calcext:value-type="float">
            <text:p>26341</text:p>
          </table:table-cell>
          <table:table-cell office:value-type="float" office:value="26361" calcext:value-type="float">
            <text:p>26361</text:p>
          </table:table-cell>
          <table:table-cell office:value-type="float" office:value="26365" calcext:value-type="float">
            <text:p>26365</text:p>
          </table:table-cell>
          <table:table-cell office:value-type="float" office:value="26366" calcext:value-type="float">
            <text:p>26366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26304" calcext:value-type="float">
            <text:p>26304</text:p>
          </table:table-cell>
          <table:table-cell office:value-type="float" office:value="26351" calcext:value-type="float">
            <text:p>26351</text:p>
          </table:table-cell>
          <table:table-cell office:value-type="float" office:value="26353" calcext:value-type="float">
            <text:p>26353</text:p>
          </table:table-cell>
          <table:table-cell office:value-type="float" office:value="26354" calcext:value-type="float">
            <text:p>26354</text:p>
          </table:table-cell>
          <table:table-cell office:value-type="float" office:value="26361" calcext:value-type="float">
            <text:p>26361</text:p>
          </table:table-cell>
          <table:table-cell office:value-type="float" office:value="26367" calcext:value-type="float">
            <text:p>26367</text:p>
          </table:table-cell>
          <table:table-cell office:value-type="float" office:value="26368" calcext:value-type="float">
            <text:p>26368</text:p>
          </table:table-cell>
          <table:table-cell office:value-type="float" office:value="26378" calcext:value-type="float">
            <text:p>26378</text:p>
          </table:table-cell>
          <table:table-cell office:value-type="float" office:value="26381" calcext:value-type="float">
            <text:p>26381</text:p>
          </table:table-cell>
          <table:table-cell office:value-type="float" office:value="26382" calcext:value-type="float">
            <text:p>26382</text:p>
          </table:table-cell>
          <table:table-cell office:value-type="float" office:value="26386" calcext:value-type="float">
            <text:p>26386</text:p>
          </table:table-cell>
          <table:table-cell office:value-type="float" office:value="26397" calcext:value-type="float">
            <text:p>26397</text:p>
          </table:table-cell>
          <table:table-cell office:value-type="float" office:value="26398" calcext:value-type="float">
            <text:p>26398</text:p>
          </table:table-cell>
          <table:table-cell office:value-type="float" office:value="26399" calcext:value-type="float">
            <text:p>26399</text:p>
          </table:table-cell>
          <table:table-cell office:value-type="float" office:value="26412" calcext:value-type="float">
            <text:p>26412</text:p>
          </table:table-cell>
          <table:table-cell office:value-type="float" office:value="26413" calcext:value-type="float">
            <text:p>26413</text:p>
          </table:table-cell>
          <table:table-cell office:value-type="float" office:value="26422" calcext:value-type="float">
            <text:p>26422</text:p>
          </table:table-cell>
          <table:table-cell office:value-type="float" office:value="26426" calcext:value-type="float">
            <text:p>26426</text:p>
          </table:table-cell>
          <table:table-cell office:value-type="float" office:value="26427" calcext:value-type="float">
            <text:p>264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282" calcext:value-type="float">
            <text:p>26282</text:p>
          </table:table-cell>
          <table:table-cell office:value-type="float" office:value="26283" calcext:value-type="float">
            <text:p>26283</text:p>
          </table:table-cell>
          <table:table-cell office:value-type="float" office:value="26292" calcext:value-type="float">
            <text:p>26292</text:p>
          </table:table-cell>
          <table:table-cell office:value-type="float" office:value="26293" calcext:value-type="float">
            <text:p>26293</text:p>
          </table:table-cell>
          <table:table-cell office:value-type="float" office:value="26371" calcext:value-type="float">
            <text:p>26371</text:p>
          </table:table-cell>
          <table:table-cell office:value-type="float" office:value="26374" calcext:value-type="float">
            <text:p>26374</text:p>
          </table:table-cell>
          <table:table-cell office:value-type="float" office:value="26375" calcext:value-type="float">
            <text:p>26375</text:p>
          </table:table-cell>
          <table:table-cell office:value-type="float" office:value="26415" calcext:value-type="float">
            <text:p>26415</text:p>
          </table:table-cell>
          <table:table-cell office:value-type="float" office:value="26417" calcext:value-type="float">
            <text:p>26417</text:p>
          </table:table-cell>
          <table:table-cell office:value-type="float" office:value="26418" calcext:value-type="float">
            <text:p>2641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float" office:value="26242" calcext:value-type="float">
            <text:p>26242</text:p>
          </table:table-cell>
          <table:table-cell office:value-type="float" office:value="26345" calcext:value-type="float">
            <text:p>26345</text:p>
          </table:table-cell>
          <table:table-cell office:value-type="float" office:value="26347" calcext:value-type="float">
            <text:p>26347</text:p>
          </table:table-cell>
          <table:table-cell office:value-type="float" office:value="26348" calcext:value-type="float">
            <text:p>26348</text:p>
          </table:table-cell>
          <table:table-cell office:value-type="float" office:value="26420" calcext:value-type="float">
            <text:p>26420</text:p>
          </table:table-cell>
          <table:table-cell office:value-type="float" office:value="26424" calcext:value-type="float">
            <text:p>26424</text:p>
          </table:table-cell>
          <table:table-cell office:value-type="float" office:value="26425" calcext:value-type="float">
            <text:p>2642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26343" calcext:value-type="float">
            <text:p>26343</text:p>
          </table:table-cell>
          <table:table-cell office:value-type="float" office:value="26344" calcext:value-type="float">
            <text:p>26344</text:p>
          </table:table-cell>
          <table:table-cell office:value-type="float" office:value="26356" calcext:value-type="float">
            <text:p>26356</text:p>
          </table:table-cell>
          <table:table-cell office:value-type="float" office:value="26358" calcext:value-type="float">
            <text:p>26358</text:p>
          </table:table-cell>
          <table:table-cell office:value-type="float" office:value="26359" calcext:value-type="float">
            <text:p>26359</text:p>
          </table:table-cell>
          <table:table-cell office:value-type="float" office:value="26386" calcext:value-type="float">
            <text:p>26386</text:p>
          </table:table-cell>
          <table:table-cell office:value-type="float" office:value="26390" calcext:value-type="float">
            <text:p>26390</text:p>
          </table:table-cell>
          <table:table-cell office:value-type="float" office:value="26391" calcext:value-type="float">
            <text:p>2639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6358" calcext:value-type="float">
            <text:p>26358</text:p>
          </table:table-cell>
          <table:table-cell office:value-type="float" office:value="26361" calcext:value-type="float">
            <text:p>26361</text:p>
          </table:table-cell>
          <table:table-cell office:value-type="float" office:value="26362" calcext:value-type="float">
            <text:p>26362</text:p>
          </table:table-cell>
          <table:table-cell office:value-type="float" office:value="26373" calcext:value-type="float">
            <text:p>26373</text:p>
          </table:table-cell>
          <table:table-cell office:value-type="float" office:value="26377" calcext:value-type="float">
            <text:p>26377</text:p>
          </table:table-cell>
          <table:table-cell office:value-type="float" office:value="26378" calcext:value-type="float">
            <text:p>26378</text:p>
          </table:table-cell>
          <table:table-cell office:value-type="float" office:value="26386" calcext:value-type="float">
            <text:p>26386</text:p>
          </table:table-cell>
          <table:table-cell office:value-type="float" office:value="26393" calcext:value-type="float">
            <text:p>26393</text:p>
          </table:table-cell>
          <table:table-cell office:value-type="float" office:value="26394" calcext:value-type="float">
            <text:p>26394</text:p>
          </table:table-cell>
          <table:table-cell office:value-type="float" office:value="26411" calcext:value-type="float">
            <text:p>26411</text:p>
          </table:table-cell>
          <table:table-cell office:value-type="float" office:value="26414" calcext:value-type="float">
            <text:p>26414</text:p>
          </table:table-cell>
          <table:table-cell office:value-type="float" office:value="26415" calcext:value-type="float">
            <text:p>264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74" calcext:value-type="float">
            <text:p>36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/6.0.7.3$Linux_X86_64 LibreOffice_project/00m0$Build-3</meta:generator>
  </office:meta>
</office:document-meta>
</file>